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A000002E7723991BEDEEFE466.png" manifest:media-type="image/png"/>
  <manifest:file-entry manifest:full-path="Pictures/1000000000000200000002E922963D5FE286B559.png" manifest:media-type="image/png"/>
  <manifest:file-entry manifest:full-path="Pictures/10000000000001EA000002EF75B9572EAE4A1CE1.png" manifest:media-type="image/png"/>
  <manifest:file-entry manifest:full-path="Pictures/100000000000021A0000030BBA84CBFBB7B8CB4D.png" manifest:media-type="image/png"/>
  <manifest:file-entry manifest:full-path="Pictures/1000000000000213000002F9FD1B38842CC1AC79.png" manifest:media-type="image/png"/>
  <manifest:file-entry manifest:full-path="Pictures/10000000000001EF000002EECA2C56840F832ED3.png" manifest:media-type="image/png"/>
  <manifest:file-entry manifest:full-path="Pictures/10000000000001E8000002E73EEF4B0965099F7F.png" manifest:media-type="image/png"/>
  <manifest:file-entry manifest:full-path="Pictures/1000000000000201000002ED91B9DB3DA769A2BE.png" manifest:media-type="image/png"/>
  <manifest:file-entry manifest:full-path="Pictures/10000000000001F2000002F8D8C3D2EC75F35472.png" manifest:media-type="image/png"/>
  <manifest:file-entry manifest:full-path="Pictures/10000000000001D9000002EF3CB5BCA01B24EED0.png" manifest:media-type="image/png"/>
  <manifest:file-entry manifest:full-path="Pictures/10000000000001E6000002F078DFC8200708D8FD.png" manifest:media-type="image/png"/>
  <manifest:file-entry manifest:full-path="Pictures/10000000000001DE000002F27DC1CDD29813D479.png" manifest:media-type="image/png"/>
  <manifest:file-entry manifest:full-path="Pictures/10000000000001F4000002EF62E9B1B338D8250D.png" manifest:media-type="image/png"/>
  <manifest:file-entry manifest:full-path="Pictures/10000000000001E3000002EC8914EC8A4250FCBA.png" manifest:media-type="image/png"/>
  <manifest:file-entry manifest:full-path="Pictures/10000000000001E4000002F45274CCC7023573F2.png" manifest:media-type="image/png"/>
  <manifest:file-entry manifest:full-path="Pictures/10000000000001FC000002E733B9B55EA07F113E.png" manifest:media-type="image/png"/>
  <manifest:file-entry manifest:full-path="Pictures/10000000000001E6000002EAAD41FB33EB73D484.png" manifest:media-type="image/png"/>
  <manifest:file-entry manifest:full-path="Pictures/100000000000020C000002EF2155373EDE0ACC1B.png" manifest:media-type="image/png"/>
  <manifest:file-entry manifest:full-path="Pictures/10000000000001DD000002EE959BC3A90A476A7E.png" manifest:media-type="image/png"/>
  <manifest:file-entry manifest:full-path="Pictures/10000000000001D8000002F13FA1084950A31BDD.png" manifest:media-type="image/png"/>
  <manifest:file-entry manifest:full-path="Pictures/1000000000000213000002EABF3DC0D5EDE0AA7F.png" manifest:media-type="image/png"/>
  <manifest:file-entry manifest:full-path="Pictures/10000000000001F7000002ECB776F26B3D8EFA26.png" manifest:media-type="image/png"/>
  <manifest:file-entry manifest:full-path="Pictures/10000000000001E4000002E61B90B1DA9E5A71FF.png" manifest:media-type="image/png"/>
  <manifest:file-entry manifest:full-path="Pictures/1000000000000202000002EA950B416F6B10BF56.png" manifest:media-type="image/png"/>
  <manifest:file-entry manifest:full-path="Pictures/100000000000020C000002E12A4E9E9989CAFEF7.png" manifest:media-type="image/png"/>
  <manifest:file-entry manifest:full-path="Pictures/1000000000000202000002F302C88B0A5A84895C.png" manifest:media-type="image/png"/>
  <manifest:file-entry manifest:full-path="Pictures/10000000000001F6000002F3B9825444DF9BF84E.png" manifest:media-type="image/png"/>
  <manifest:file-entry manifest:full-path="Pictures/10000000000001EE000002F182188EB31AA9D885.png" manifest:media-type="image/png"/>
  <manifest:file-entry manifest:full-path="Pictures/10000000000001CC0000012F14114136F1B44CA6.png" manifest:media-type="image/png"/>
  <manifest:file-entry manifest:full-path="Pictures/1000000000000210000003363F46D28C6F3C338A.png" manifest:media-type="image/png"/>
  <manifest:file-entry manifest:full-path="Pictures/10000000000001FE0000031FC66CAAC6C0F9F8A3.png" manifest:media-type="image/png"/>
  <manifest:file-entry manifest:full-path="Pictures/100000000000023E00000346F19A572515E9AE50.png" manifest:media-type="image/png"/>
  <manifest:file-entry manifest:full-path="Pictures/10000000000001F7000002E63AEEEF3691D7E7C6.png" manifest:media-type="image/png"/>
  <manifest:file-entry manifest:full-path="Pictures/10000000000001E9000002EF0DE8505FB6011317.png" manifest:media-type="image/png"/>
  <manifest:file-entry manifest:full-path="Pictures/100000000000020C000002F35B05AEA38D3888F3.png" manifest:media-type="image/png"/>
  <manifest:file-entry manifest:full-path="Pictures/10000000000001E0000002F4B9871C2D3381F453.png" manifest:media-type="image/png"/>
  <manifest:file-entry manifest:full-path="Pictures/10000000000001ED000002ECDEF752587DC83D09.png" manifest:media-type="image/png"/>
  <manifest:file-entry manifest:full-path="Pictures/10000000000001EC000002F274E9BDC8289DCE87.png" manifest:media-type="image/png"/>
  <manifest:file-entry manifest:full-path="Pictures/10000000000001FD000002E190767E591244EF0A.png" manifest:media-type="image/png"/>
  <manifest:file-entry manifest:full-path="Pictures/10000000000001F4000002F3CA1A4A2BF4BDB9C9.png" manifest:media-type="image/png"/>
  <manifest:file-entry manifest:full-path="Pictures/10000000000001DF000002EE7EF9D355616CDA75.png" manifest:media-type="image/png"/>
  <manifest:file-entry manifest:full-path="Pictures/1000000000000214000002F5EADFD4D0C40B8EFB.png" manifest:media-type="image/png"/>
  <manifest:file-entry manifest:full-path="Pictures/10000000000001ED000002F309D7509C7E5D9546.png" manifest:media-type="image/png"/>
  <manifest:file-entry manifest:full-path="Pictures/100000000000021C000002F4240E566756292927.png" manifest:media-type="image/png"/>
  <manifest:file-entry manifest:full-path="Pictures/10000000000001DA000002F30BF68873EBE7668E.png" manifest:media-type="image/png"/>
  <manifest:file-entry manifest:full-path="Pictures/1000000000000220000002EC4A022C67BE8E97C7.png" manifest:media-type="image/png"/>
  <manifest:file-entry manifest:full-path="Pictures/100000000000020A000002FAE61C2D4497A6F147.png" manifest:media-type="image/png"/>
  <manifest:file-entry manifest:full-path="Pictures/10000000000001DF000002F656C9EF8CC6A7A994.png" manifest:media-type="image/png"/>
  <manifest:file-entry manifest:full-path="Pictures/1000000000000209000002F5DADE729AEC9E78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8728in" svg:height="10.0346in" draw:z-index="0"><draw:image xlink:href="Pictures/100000000000023E00000346F19A572515E9AE50.png" xlink:type="simple" xlink:show="embed" xlink:actuate="onLoad" draw:mime-type="image/png"/></draw:frame></text:p>
      <text:p text:style-name="P1"><draw:frame draw:style-name="fr1" draw:name="Image2" text:anchor-type="char" svg:width="6.3in" svg:height="9.8091in" draw:z-index="1"><draw:image xlink:href="Pictures/1000000000000210000003363F46D28C6F3C338A.png" xlink:type="simple" xlink:show="embed" xlink:actuate="onLoad" draw:mime-type="image/png"/></draw:frame></text:p>
      <text:p text:style-name="P1"><draw:frame draw:style-name="fr1" draw:name="Image3" text:anchor-type="char" svg:width="6.2638in" svg:height="9.8138in" draw:z-index="2"><draw:image xlink:href="Pictures/10000000000001FE0000031FC66CAAC6C0F9F8A3.png" xlink:type="simple" xlink:show="embed" xlink:actuate="onLoad" draw:mime-type="image/png"/></draw:frame></text:p>
      <text:p text:style-name="P1"><draw:frame draw:style-name="fr1" draw:name="Image4" text:anchor-type="char" svg:width="6.872in" svg:height="4.5264in" draw:z-index="3"><draw:image xlink:href="Pictures/10000000000001CC0000012F14114136F1B44CA6.png" xlink:type="simple" xlink:show="embed" xlink:actuate="onLoad" draw:mime-type="image/png"/></draw:frame></text:p>
      <text:p text:style-name="P1"><draw:frame draw:style-name="fr1" draw:name="Image5" text:anchor-type="char" svg:width="7.1244in" svg:height="10.0217in" draw:z-index="4"><draw:image xlink:href="Pictures/100000000000020C000002E12A4E9E9989CAFEF7.png" xlink:type="simple" xlink:show="embed" xlink:actuate="onLoad" draw:mime-type="image/png"/></draw:frame></text:p>
      <text:p text:style-name="P1"><draw:frame draw:style-name="fr1" draw:name="Image6" text:anchor-type="char" svg:width="6.5165in" svg:height="8.9618in" draw:z-index="5"><draw:image xlink:href="Pictures/1000000000000220000002EC4A022C67BE8E97C7.png" xlink:type="simple" xlink:show="embed" xlink:actuate="onLoad" draw:mime-type="image/png"/></draw:frame></text:p>
      <text:p text:style-name="P1"><draw:frame draw:style-name="fr1" draw:name="Image7" text:anchor-type="char" svg:width="6.4634in" svg:height="9.9091in" draw:z-index="6"><draw:image xlink:href="Pictures/10000000000001E4000002E61B90B1DA9E5A71FF.png" xlink:type="simple" xlink:show="embed" xlink:actuate="onLoad" draw:mime-type="image/png"/></draw:frame></text:p>
      <text:p text:style-name="P1"><draw:frame draw:style-name="fr1" draw:name="Image8" text:anchor-type="char" svg:width="6.8709in" svg:height="9.972in" draw:z-index="7"><draw:image xlink:href="Pictures/1000000000000202000002EA950B416F6B10BF56.png" xlink:type="simple" xlink:show="embed" xlink:actuate="onLoad" draw:mime-type="image/png"/></draw:frame></text:p>
      <text:p text:style-name="P1"><draw:frame draw:style-name="fr1" draw:name="Image9" text:anchor-type="char" svg:width="6.952in" svg:height="10.2126in" draw:z-index="8"><draw:image xlink:href="Pictures/1000000000000202000002F302C88B0A5A84895C.png" xlink:type="simple" xlink:show="embed" xlink:actuate="onLoad" draw:mime-type="image/png"/></draw:frame></text:p>
      <text:p text:style-name="P1"><draw:frame draw:style-name="fr1" draw:name="Image10" text:anchor-type="char" svg:width="6.2374in" svg:height="9.8091in" draw:z-index="9"><draw:image xlink:href="Pictures/10000000000001DD000002EE959BC3A90A476A7E.png" xlink:type="simple" xlink:show="embed" xlink:actuate="onLoad" draw:mime-type="image/png"/></draw:frame></text:p>
      <text:p text:style-name="P1"><draw:frame draw:style-name="fr1" draw:name="Image11" text:anchor-type="char" svg:width="6.5047in" svg:height="9.5154in" draw:z-index="10"><draw:image xlink:href="Pictures/10000000000001FC000002E733B9B55EA07F113E.png" xlink:type="simple" xlink:show="embed" xlink:actuate="onLoad" draw:mime-type="image/png"/></draw:frame></text:p>
      <text:p text:style-name="P1"><draw:frame draw:style-name="fr1" draw:name="Image12" text:anchor-type="char" svg:width="6.2665in" svg:height="9.7898in" draw:z-index="11"><draw:image xlink:href="Pictures/10000000000001E4000002F45274CCC7023573F2.png" xlink:type="simple" xlink:show="embed" xlink:actuate="onLoad" draw:mime-type="image/png"/></draw:frame></text:p>
      <text:p text:style-name="P1"><draw:frame draw:style-name="fr1" draw:name="Image13" text:anchor-type="char" svg:width="7.0882in" svg:height="9.9583in" draw:z-index="12"><draw:image xlink:href="Pictures/1000000000000213000002EABF3DC0D5EDE0AA7F.png" xlink:type="simple" xlink:show="embed" xlink:actuate="onLoad" draw:mime-type="image/png"/></draw:frame></text:p>
      <text:p text:style-name="P1"><draw:frame draw:style-name="fr1" draw:name="Image14" text:anchor-type="char" svg:width="6.8244in" svg:height="9.9626in" draw:z-index="13"><draw:image xlink:href="Pictures/100000000000020A000002FAE61C2D4497A6F147.png" xlink:type="simple" xlink:show="embed" xlink:actuate="onLoad" draw:mime-type="image/png"/></draw:frame></text:p>
      <text:p text:style-name="P1"><draw:frame draw:style-name="fr1" draw:name="Image15" text:anchor-type="char" svg:width="6.2437in" svg:height="9.5898in" draw:z-index="14"><draw:image xlink:href="Pictures/10000000000001E9000002EF0DE8505FB6011317.png" xlink:type="simple" xlink:show="embed" xlink:actuate="onLoad" draw:mime-type="image/png"/></draw:frame></text:p>
      <text:p text:style-name="P1"><draw:frame draw:style-name="fr1" draw:name="Image16" text:anchor-type="char" svg:width="6.2138in" svg:height="9.8035in" draw:z-index="15"><draw:image xlink:href="Pictures/10000000000001DE000002F27DC1CDD29813D479.png" xlink:type="simple" xlink:show="embed" xlink:actuate="onLoad" draw:mime-type="image/png"/></draw:frame></text:p>
      <text:p text:style-name="P1"><draw:frame draw:style-name="fr3" draw:name="Image17" text:anchor-type="char" svg:width="6.3043in" svg:height="9.5661in" draw:z-index="16"><draw:image xlink:href="Pictures/10000000000001ED000002ECDEF752587DC83D09.png" xlink:type="simple" xlink:show="embed" xlink:actuate="onLoad" draw:mime-type="image/png"/></draw:frame></text:p>
      <text:p text:style-name="P1"><draw:frame draw:style-name="fr1" draw:name="Image18" text:anchor-type="char" svg:width="6.2945in" svg:height="9.648in" draw:z-index="17"><draw:image xlink:href="Pictures/10000000000001EC000002F274E9BDC8289DCE87.png" xlink:type="simple" xlink:show="embed" xlink:actuate="onLoad" draw:mime-type="image/png"/></draw:frame></text:p>
      <text:p text:style-name="P1"><draw:frame draw:style-name="fr1" draw:name="Image19" text:anchor-type="char" svg:width="6.6453in" svg:height="9.9819in" draw:z-index="18"><draw:image xlink:href="Pictures/10000000000001F4000002EF62E9B1B338D8250D.png" xlink:type="simple" xlink:show="embed" xlink:actuate="onLoad" draw:mime-type="image/png"/></draw:frame></text:p>
      <text:p text:style-name="P1"><draw:frame draw:style-name="fr1" draw:name="Image20" text:anchor-type="char" svg:width="6.3417in" svg:height="9.539in" draw:z-index="19"><draw:image xlink:href="Pictures/10000000000001F6000002F3B9825444DF9BF84E.png" xlink:type="simple" xlink:show="embed" xlink:actuate="onLoad" draw:mime-type="image/png"/></draw:frame></text:p>
      <text:p text:style-name="P1"><draw:frame draw:style-name="fr1" draw:name="Image21" text:anchor-type="char" svg:width="7.1508in" svg:height="10.1756in" draw:z-index="20"><draw:image xlink:href="Pictures/1000000000000214000002F5EADFD4D0C40B8EFB.png" xlink:type="simple" xlink:show="embed" xlink:actuate="onLoad" draw:mime-type="image/png"/></draw:frame></text:p>
      <text:p text:style-name="P1"><draw:frame draw:style-name="fr1" draw:name="Image22" text:anchor-type="char" svg:width="7.261in" svg:height="10.1673in" draw:z-index="21"><draw:image xlink:href="Pictures/100000000000021C000002F4240E566756292927.png" xlink:type="simple" xlink:show="embed" xlink:actuate="onLoad" draw:mime-type="image/png"/></draw:frame></text:p>
      <text:p text:style-name="P1"><draw:frame draw:style-name="fr1" draw:name="Image23" text:anchor-type="char" svg:width="6.3335in" svg:height="9.5646in" draw:z-index="22"><draw:image xlink:href="Pictures/10000000000001F4000002F3CA1A4A2BF4BDB9C9.png" xlink:type="simple" xlink:show="embed" xlink:actuate="onLoad" draw:mime-type="image/png"/></draw:frame></text:p>
      <text:p text:style-name="P1"><draw:frame draw:style-name="fr1" draw:name="Image24" text:anchor-type="char" svg:width="6.6181in" svg:height="10.1366in" draw:z-index="23"><draw:image xlink:href="Pictures/10000000000001ED000002F309D7509C7E5D9546.png" xlink:type="simple" xlink:show="embed" xlink:actuate="onLoad" draw:mime-type="image/png"/></draw:frame></text:p>
      <text:p text:style-name="P1"><draw:frame draw:style-name="fr1" draw:name="Image25" text:anchor-type="char" svg:width="6.2945in" svg:height="10.0272in" draw:z-index="24"><draw:image xlink:href="Pictures/10000000000001DA000002F30BF68873EBE7668E.png" xlink:type="simple" xlink:show="embed" xlink:actuate="onLoad" draw:mime-type="image/png"/></draw:frame></text:p>
      <text:p text:style-name="P1"><draw:frame draw:style-name="fr1" draw:name="Image26" text:anchor-type="char" svg:width="6.4035in" svg:height="10.1339in" draw:z-index="25"><draw:image xlink:href="Pictures/10000000000001DF000002F656C9EF8CC6A7A994.png" xlink:type="simple" xlink:show="embed" xlink:actuate="onLoad" draw:mime-type="image/png"/></draw:frame></text:p>
      <text:p text:style-name="P1"><draw:frame draw:style-name="fr1" draw:name="Image27" text:anchor-type="char" svg:width="6.25in" svg:height="9.8453in" draw:z-index="26"><draw:image xlink:href="Pictures/10000000000001E0000002F4B9871C2D3381F453.png" xlink:type="simple" xlink:show="embed" xlink:actuate="onLoad" draw:mime-type="image/png"/></draw:frame></text:p>
      <text:p text:style-name="P1"><draw:frame draw:style-name="fr1" draw:name="Image28" text:anchor-type="char" svg:width="6.952in" svg:height="10.1016in" draw:z-index="27"><draw:image xlink:href="Pictures/1000000000000209000002F5DADE729AEC9E78D1.png" xlink:type="simple" xlink:show="embed" xlink:actuate="onLoad" draw:mime-type="image/png"/></draw:frame></text:p>
      <text:p text:style-name="P1"><draw:frame draw:style-name="fr1" draw:name="Image29" text:anchor-type="char" svg:width="6.3299in" svg:height="9.4138in" draw:z-index="28"><draw:image xlink:href="Pictures/10000000000001F7000002ECB776F26B3D8EFA26.png" xlink:type="simple" xlink:show="embed" xlink:actuate="onLoad" draw:mime-type="image/png"/></draw:frame></text:p>
      <text:p text:style-name="P1"><draw:frame draw:style-name="fr1" draw:name="Image30" text:anchor-type="char" svg:width="6.1917in" svg:height="9.5811in" draw:z-index="29"><draw:image xlink:href="Pictures/10000000000001E6000002F078DFC8200708D8FD.png" xlink:type="simple" xlink:show="embed" xlink:actuate="onLoad" draw:mime-type="image/png"/></draw:frame></text:p>
      <text:p text:style-name="P1"><draw:frame draw:style-name="fr1" draw:name="Image31" text:anchor-type="char" svg:width="6.0173in" svg:height="9.5543in" draw:z-index="30"><draw:image xlink:href="Pictures/10000000000001D9000002EF3CB5BCA01B24EED0.png" xlink:type="simple" xlink:show="embed" xlink:actuate="onLoad" draw:mime-type="image/png"/></draw:frame></text:p>
      <text:p text:style-name="P1"><draw:frame draw:style-name="fr2" draw:name="Image32" text:anchor-type="char" svg:x="0.4665in" svg:y="-0.2717in" svg:width="6.3252in" svg:height="9.6543in" draw:z-index="31"><draw:image xlink:href="Pictures/10000000000001F2000002F8D8C3D2EC75F35472.png" xlink:type="simple" xlink:show="embed" xlink:actuate="onLoad" draw:mime-type="image/png"/></draw:frame></text:p>
      <text:p text:style-name="P1"><draw:frame draw:style-name="fr1" draw:name="Image33" text:anchor-type="char" svg:width="6.3083in" svg:height="9.6161in" draw:z-index="32"><draw:image xlink:href="Pictures/10000000000001EE000002F182188EB31AA9D885.png" xlink:type="simple" xlink:show="embed" xlink:actuate="onLoad" draw:mime-type="image/png"/></draw:frame></text:p>
      <text:p text:style-name="Standard"><draw:frame draw:style-name="fr1" draw:name="Image34" text:anchor-type="char" svg:width="6.7071in" svg:height="9.7937in" draw:z-index="33"><draw:image xlink:href="Pictures/1000000000000201000002ED91B9DB3DA769A2BE.png" xlink:type="simple" xlink:show="embed" xlink:actuate="onLoad" draw:mime-type="image/png"/></draw:frame><text:soft-page-break/></text:p>
      <text:p text:style-name="P1"><draw:frame draw:style-name="fr1" draw:name="Image35" text:anchor-type="char" svg:width="6.8118in" svg:height="10.05in" draw:z-index="34"><draw:image xlink:href="Pictures/10000000000001F7000002E63AEEEF3691D7E7C6.png" xlink:type="simple" xlink:show="embed" xlink:actuate="onLoad" draw:mime-type="image/png"/></draw:frame></text:p>
      <text:p text:style-name="P1"><draw:frame draw:style-name="fr1" draw:name="Image36" text:anchor-type="char" svg:width="6.6827in" svg:height="9.678in" draw:z-index="35"><draw:image xlink:href="Pictures/10000000000001FD000002E190767E591244EF0A.png" xlink:type="simple" xlink:show="embed" xlink:actuate="onLoad" draw:mime-type="image/png"/></draw:frame></text:p>
      <text:p text:style-name="P1"><draw:frame draw:style-name="fr1" draw:name="Image37" text:anchor-type="char" svg:width="6.4335in" svg:height="9.2201in" draw:z-index="36"><draw:image xlink:href="Pictures/100000000000020C000002EF2155373EDE0ACC1B.png" xlink:type="simple" xlink:show="embed" xlink:actuate="onLoad" draw:mime-type="image/png"/></draw:frame></text:p>
      <text:p text:style-name="P1"><draw:frame draw:style-name="fr1" draw:name="Image38" text:anchor-type="char" svg:width="6.228in" svg:height="9.4835in" draw:z-index="37"><draw:image xlink:href="Pictures/10000000000001E8000002E73EEF4B0965099F7F.png" xlink:type="simple" xlink:show="embed" xlink:actuate="onLoad" draw:mime-type="image/png"/></draw:frame></text:p>
      <text:p text:style-name="P1"><draw:frame draw:style-name="fr1" draw:name="Image39" text:anchor-type="char" svg:width="6.1445in" svg:height="9.5173in" draw:z-index="38"><draw:image xlink:href="Pictures/10000000000001E3000002EC8914EC8A4250FCBA.png" xlink:type="simple" xlink:show="embed" xlink:actuate="onLoad" draw:mime-type="image/png"/></draw:frame></text:p>
      <text:p text:style-name="P1"><draw:frame draw:style-name="fr1" draw:name="Image40" text:anchor-type="char" svg:width="6.4626in" svg:height="9.2634in" draw:z-index="39"><draw:image xlink:href="Pictures/1000000000000213000002F9FD1B38842CC1AC79.png" xlink:type="simple" xlink:show="embed" xlink:actuate="onLoad" draw:mime-type="image/png"/></draw:frame></text:p>
      <text:p text:style-name="P1"><draw:frame draw:style-name="fr1" draw:name="Image41" text:anchor-type="char" svg:width="6.4917in" svg:height="9.4008in" draw:z-index="40"><draw:image xlink:href="Pictures/100000000000021A0000030BBA84CBFBB7B8CB4D.png" xlink:type="simple" xlink:show="embed" xlink:actuate="onLoad" draw:mime-type="image/png"/></draw:frame></text:p>
      <text:p text:style-name="P1"><draw:frame draw:style-name="fr1" draw:name="Image42" text:anchor-type="char" svg:width="6.011in" svg:height="9.5902in" draw:z-index="41"><draw:image xlink:href="Pictures/10000000000001D8000002F13FA1084950A31BDD.png" xlink:type="simple" xlink:show="embed" xlink:actuate="onLoad" draw:mime-type="image/png"/></draw:frame></text:p>
      <text:p text:style-name="P1"><draw:frame draw:style-name="fr1" draw:name="Image43" text:anchor-type="char" svg:width="6.3126in" svg:height="9.5661in" draw:z-index="42"><draw:image xlink:href="Pictures/10000000000001EF000002EECA2C56840F832ED3.png" xlink:type="simple" xlink:show="embed" xlink:actuate="onLoad" draw:mime-type="image/png"/></draw:frame></text:p>
      <text:p text:style-name="P1"><draw:frame draw:style-name="fr1" draw:name="Image44" text:anchor-type="char" svg:width="6.2917in" svg:height="9.6429in" draw:z-index="43"><draw:image xlink:href="Pictures/10000000000001EA000002EF75B9572EAE4A1CE1.png" xlink:type="simple" xlink:show="embed" xlink:actuate="onLoad" draw:mime-type="image/png"/></draw:frame></text:p>
      <text:p text:style-name="P1"><draw:frame draw:style-name="fr1" draw:name="Image45" text:anchor-type="char" svg:width="6.148in" svg:height="9.6272in" draw:z-index="44"><draw:image xlink:href="Pictures/10000000000001DF000002EE7EF9D355616CDA75.png" xlink:type="simple" xlink:show="embed" xlink:actuate="onLoad" draw:mime-type="image/png"/></draw:frame></text:p>
      <text:p text:style-name="P1"><draw:frame draw:style-name="fr1" draw:name="Image46" text:anchor-type="char" svg:width="6.8673in" svg:height="9.9925in" draw:z-index="45"><draw:image xlink:href="Pictures/1000000000000200000002E922963D5FE286B559.png" xlink:type="simple" xlink:show="embed" xlink:actuate="onLoad" draw:mime-type="image/png"/></draw:frame></text:p>
      <text:p text:style-name="P1"><draw:frame draw:style-name="fr1" draw:name="Image47" text:anchor-type="char" svg:width="6.8189in" svg:height="9.8264in" draw:z-index="46"><draw:image xlink:href="Pictures/100000000000020C000002F35B05AEA38D3888F3.png" xlink:type="simple" xlink:show="embed" xlink:actuate="onLoad" draw:mime-type="image/png"/></draw:frame></text:p>
      <text:p text:style-name="P1"><draw:frame draw:style-name="fr1" draw:name="Image48" text:anchor-type="char" svg:width="7.0764in" svg:height="9.4917in" draw:z-index="47"><draw:image xlink:href="Pictures/100000000000022A000002E7723991BEDEEFE466.png" xlink:type="simple" xlink:show="embed" xlink:actuate="onLoad" draw:mime-type="image/png"/></draw:frame></text:p>
      <text:p text:style-name="P1"><draw:frame draw:style-name="fr1" draw:name="Image49" text:anchor-type="char" svg:width="6.2752in" svg:height="9.6319in" draw:z-index="48"><draw:image xlink:href="Pictures/10000000000001E6000002EAAD41FB33EB73D4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32:01.724531820</meta:creation-date>
    <dc:date>2024-01-29T13:41:07.255608978</dc:date>
    <meta:editing-duration>PT28M13S</meta:editing-duration>
    <meta:editing-cycles>1</meta:editing-cycles>
    <meta:document-statistic meta:table-count="0" meta:image-count="49" meta:object-count="0" meta:page-count="62" meta:paragraph-count="0" meta:word-count="0" meta:character-count="0" meta:non-whitespace-character-count="0"/>
    <meta:generator>LibreOffice/7.3.7.2$Linux_X86_64 LibreOffice_project/30$Build-2</meta:generator>
  </office:meta>
</office:document-meta>
</file>